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729in" fo:margin-left="0.0035in" fo:margin-top="0in" fo:margin-bottom="0in" table:align="left" style:writing-mode="lr-tb"/>
    </style:style>
    <style:style style:name="Table1.A" style:family="table-column">
      <style:table-column-properties style:column-width="0.791in"/>
    </style:style>
    <style:style style:name="Table1.B" style:family="table-column">
      <style:table-column-properties style:column-width="3.8542in"/>
    </style:style>
    <style:style style:name="Table1.C" style:family="table-column">
      <style:table-column-properties style:column-width="1.92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958in" fo:keep-together="auto"/>
    </style:style>
    <style:style style:name="Table2" style:family="table">
      <style:table-properties style:width="6.5729in" fo:margin-left="0.0035in" fo:margin-top="0in" fo:margin-bottom="0in" table:align="left" style:writing-mode="lr-tb"/>
    </style:style>
    <style:style style:name="Table2.A" style:family="table-column">
      <style:table-column-properties style:column-width="1.6243in"/>
    </style:style>
    <style:style style:name="Table2.B" style:family="table-column">
      <style:table-column-properties style:column-width="1.5208in"/>
    </style:style>
    <style:style style:name="Table2.C" style:family="table-column">
      <style:table-column-properties style:column-width="3.42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3438in" fo:keep-together="auto"/>
    </style:style>
    <style:style style:name="Table3" style:family="table">
      <style:table-properties style:width="6.5in" fo:margin-left="0.0035in" fo:margin-top="0in" fo:margin-bottom="0in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style:min-row-height="4.875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2">
      <style:text-properties fo:color="#2f5496" loext:opacity="100%" style:font-name="Times New Roman" fo:font-size="13pt" style:font-name-asian="Times New Roman1" style:font-size-asian="13pt" style:font-name-complex="Times New Roman1" style:font-size-complex="13pt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fo:font-weight="bold" style:letter-kerning="fals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8%" fo:text-align="start" style:justify-single-word="false" fo:orphans="2" fo:widows="2" fo:text-indent="0in" style:auto-text-indent="false" style:writing-mode="lr-tb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1pt" fo:language="en" fo:country="US" style:letter-kerning="fals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3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4" style:family="text">
      <style:text-properties fo:color="#2f5496" loext:opacity="100%" style:font-name="Times New Roman" fo:font-size="13pt" style:font-name-asian="Times New Roman1" style:font-size-asian="13pt" style:font-name-complex="Times New Roman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Incident Response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Strong"><text:span text:style-name="T2">Team #</text:span></text:span></text:p>
          </table:table-cell>
          <table:table-cell table:style-name="Table1.A1" office:value-type="string">
            <text:p text:style-name="P6"><text:span text:style-name="Strong"><text:span text:style-name="T2">Time (MM/DD/YY hh:mm)</text:span></text:span></text:p>
          </table:table-cell>
          <table:table-cell table:style-name="Table1.A1" office:value-type="string">
            <text:p text:style-name="P7"><text:span text:style-name="Strong"><text:span text:style-name="T2">Current Status</text:span>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Strong"><text:span text:style-name="T2"/></text:span></text:p>
          </table:table-cell>
          <table:table-cell table:style-name="Table1.A1" office:value-type="string">
            <text:p text:style-name="P3"><text:span text:style-name="Strong"><text:span text:style-name="T2"/></text:span></text:p>
          </table:table-cell>
          <table:table-cell table:style-name="Table1.A1" office:value-type="string">
            <text:p text:style-name="P3"><text:span text:style-name="Strong"><text:span text:style-name="T2"/></text:span></text:p>
          </table:table-cell>
        </table:table-row>
      </table:table>
      <text:p text:style-name="P2"/>
      <text:h text:style-name="Heading_20_2" text:outline-level="2"><text:span text:style-name="T4">Description of Incident: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Hostname / Server</text:p>
          </table:table-cell>
          <table:table-cell table:style-name="Table2.A1" office:value-type="string">
            <text:p text:style-name="P4">IP Address</text:p>
          </table:table-cell>
          <table:table-cell table:style-name="Table2.A1" office:value-type="string">
            <text:p text:style-name="P5">Affected services</text:p>
          </table:table-cell>
        </table:table-row>
        <table:table-row table:style-name="Table2.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h text:style-name="P1" text:outline-level="2"/>
      <text:h text:style-name="Heading_20_2" text:outline-level="2"><text:span text:style-name="T4">Summary:</text:span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0:10:42.572320500</meta:creation-date>
    <dc:date>2022-02-21T00:38:18.903889500</dc:date>
    <meta:initial-creator>Mason Eckenrod (student)</meta:initial-creator>
    <dc:creator>Mason Eckenrod (student)</dc:creator>
    <meta:generator>LibreOffice/7.2.5.2.0$Linux_X86_64 LibreOffice_project/20$Build-2</meta:generator>
    <meta:document-statistic meta:table-count="3" meta:image-count="0" meta:object-count="0" meta:page-count="1" meta:paragraph-count="9" meta:word-count="20" meta:character-count="134" meta:non-whitespace-character-count="123"/>
    <meta:user-defined meta:name="AppVersion">16.0000</meta:user-defined>
    <meta:template xlink:type="simple" xlink:actuate="onRequest" xlink:title="Normal.dotm" xlink:href=""/>
  </office:meta>
</office:document-meta>
</file>